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Segoe UI2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pr1" style:family="presentation" style:parent-style-name="Default2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36pt"/>
    </style:style>
    <style:style style:name="P5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3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ffffff" fo:font-size="18pt" fo:text-shadow="1pt 1pt" style:font-size-asian="24pt" style:font-size-complex="24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32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ffffff" style:font-name="Segoe UI" fo:font-size="32pt" fo:text-shadow="1pt 1pt" style:font-size-asian="32pt" style:font-size-complex="32pt"/>
    </style:style>
    <style:style style:name="P13" style:family="paragraph">
      <style:paragraph-properties fo:margin-left="1.27cm" fo:margin-right="0cm" fo:margin-top="0cm" fo:margin-bottom="0cm" fo:line-height="100%" fo:text-indent="-1.27cm" style:text-autospace="none"/>
      <style:text-properties fo:font-size="32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3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ffffff" style:font-name="Arial1" fo:font-size="36pt" fo:text-shadow="1pt 1pt" style:font-name-asian="Segoe UI3" style:font-size-asian="36pt" style:font-name-complex="Segoe UI3" style:font-size-complex="36pt"/>
    </style:style>
    <style:style style:name="T6" style:family="text">
      <style:text-properties fo:color="#ffffff" style:font-name="Arial1" fo:font-size="24pt" fo:text-shadow="1pt 1pt" style:font-name-asian="Segoe UI3" style:font-size-asian="24pt" style:font-name-complex="Segoe UI3" style:font-size-complex="24pt"/>
    </style:style>
    <style:style style:name="T7" style:family="text">
      <style:text-properties fo:color="#ffffff" style:font-name="Segoe UI" fo:font-size="16pt" fo:text-shadow="1pt 1pt" style:font-name-asian="Segoe UI3" style:font-size-asian="16pt" style:font-name-complex="Segoe UI3" style:font-size-complex="16pt"/>
    </style:style>
    <style:style style:name="T8" style:family="text">
      <style:text-properties fo:color="#000000" style:font-name="Segoe UI Semibold" fo:font-size="20pt" fo:text-shadow="none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24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807</text:span></text:p>
            <text:p text:style-name="P1"><text:span text:style-name="T2">“</text:span><text:span text:style-name="T2">When Morning Gilds the Skie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4">
        <draw:frame draw:style-name="gr3" draw:text-style-name="P6" draw:layer="layout" svg:width="24.892cm" svg:height="5.842cm" svg:x="1.547cm" svg:y="0.622cm">
          <draw:text-box>
            <text:p text:style-name="P4"><text:span text:style-name="T3">1. </text:span><text:span text:style-name="T4">When morning gilds the skies,</text:span></text:p>
            <text:p text:style-name="P5"><text:span text:style-name="T4">My heart, awaking, cries,</text:span></text:p>
            <text:p text:style-name="P5"><text:span text:style-name="T4">“</text:span><text:span text:style-name="T4">May Jesus Christ be praised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4">
        <draw:frame draw:style-name="gr4" draw:text-style-name="P6" draw:layer="layout" svg:width="24.892cm" svg:height="5.588cm" svg:x="1.524cm" svg:y="0.582cm">
          <draw:text-box>
            <text:p text:style-name="P4"><text:span text:style-name="T4">When evening shadows fall,</text:span></text:p>
            <text:p text:style-name="P5"><text:span text:style-name="T4">This rings my curfew call: </text:span></text:p>
            <text:p text:style-name="P5"><text:span text:style-name="T4">“</text:span><text:span text:style-name="T4">May 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24">
        <draw:frame draw:style-name="gr5" draw:text-style-name="P8" draw:layer="layout" svg:width="24.638cm" svg:height="5.468cm" svg:x="1.524cm" svg:y="0.508cm">
          <draw:text-box>
            <text:p text:style-name="P7"><text:span text:style-name="T3">2. </text:span><text:span text:style-name="T4">When mirth for music longs,</text:span></text:p>
            <text:p text:style-name="P7"><text:span text:style-name="T4">This is my song of songs:</text:span></text:p>
            <text:p text:style-name="P7"><text:span text:style-name="T4">“</text:span><text:span text:style-name="T4">May 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24">
        <draw:frame draw:style-name="gr6" draw:text-style-name="P8" draw:layer="layout" svg:width="25.146cm" svg:height="6.265cm" svg:x="1.27cm" svg:y="0.508cm">
          <draw:text-box>
            <text:p text:style-name="P7"><text:span text:style-name="T4">God’s holy house of prayer</text:span><text:span text:style-name="T4"><text:line-break/></text:span><text:span text:style-name="T4">Hath none that can compare</text:span></text:p>
            <text:p text:style-name="P7"><text:span text:style-name="T4">With “Jesus Christ be praised!”</text:span><text:span text:style-name="T5"><text:line-break/></text:span><text:span text:style-name="T6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24">
        <draw:frame draw:style-name="gr7" draw:text-style-name="P9" draw:layer="layout" svg:width="24.892cm" svg:height="5.438cm" svg:x="1.524cm" svg:y="0.561cm">
          <draw:text-box>
            <text:p text:style-name="P5"><text:span text:style-name="T3">3. </text:span><text:span text:style-name="T4">No lovelier antiphon</text:span></text:p>
            <text:p text:style-name="P5"><text:span text:style-name="T4">In all high heav’n is known</text:span></text:p>
            <text:p text:style-name="P5"><text:span text:style-name="T4">Than “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24">
        <draw:frame draw:style-name="gr7" draw:text-style-name="P9" draw:layer="layout" svg:width="24.892cm" svg:height="5.438cm" svg:x="1.524cm" svg:y="0.631cm">
          <draw:text-box>
            <text:p text:style-name="P5"><text:span text:style-name="T4">There to the_eternal Word</text:span></text:p>
            <text:p text:style-name="P5"><text:span text:style-name="T4">The_eternal psalm is heard:</text:span></text:p>
            <text:p text:style-name="P5"><text:span text:style-name="T4">“</text:span><text:span text:style-name="T4">May 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24">
        <draw:frame draw:style-name="gr8" draw:text-style-name="P8" draw:layer="layout" svg:width="24.892cm" svg:height="5.343cm" svg:x="1.524cm" svg:y="0.472cm">
          <draw:text-box>
            <text:p text:style-name="P7"><text:span text:style-name="T3">4. </text:span><text:span text:style-name="T4">Ye nations of mankind, </text:span></text:p>
            <text:p text:style-name="P7"><text:span text:style-name="T4">In this your concord find:</text:span></text:p>
            <text:p text:style-name="P7"><text:span text:style-name="T4">“</text:span><text:span text:style-name="T4">May 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24">
        <draw:frame draw:style-name="gr9" draw:text-style-name="P8" draw:layer="layout" svg:width="24.66cm" svg:height="5.41cm" svg:x="1.779cm" svg:y="0.499cm">
          <draw:text-box>
            <text:p text:style-name="P7"><text:span text:style-name="T4"><text:s/></text:span><text:span text:style-name="T4">Let all the earth around</text:span><text:span text:style-name="T4"><text:line-break/></text:span><text:span text:style-name="T4">Ring joyous with the sound:</text:span></text:p>
            <text:p text:style-name="P7"><text:span text:style-name="T4">“</text:span><text:span text:style-name="T4">May 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24">
        <draw:frame draw:style-name="gr4" draw:text-style-name="P12" draw:layer="layout" svg:width="24.892cm" svg:height="5.588cm" svg:x="1.568cm" svg:y="0.518cm">
          <draw:text-box>
            <text:p text:style-name="P11"><text:span text:style-name="T3">5. </text:span><text:span text:style-name="T4">Sing, suns and stars of space,</text:span></text:p>
            <text:p text:style-name="P11"><text:span text:style-name="T4">Sing, ye that see His face,</text:span></text:p>
            <text:p text:style-name="P11"><text:span text:style-name="T4">Sing, “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24">
        <draw:frame draw:style-name="gr10" draw:text-style-name="P12" draw:layer="layout" svg:width="24.892cm" svg:height="10.761cm" svg:x="1.524cm" svg:y="0.508cm">
          <draw:text-box>
            <text:p text:style-name="P11"><text:span text:style-name="T4">God’s whole creation o’er,</text:span></text:p>
            <text:p text:style-name="P11"><text:span text:style-name="T4">Both now and evermore</text:span></text:p>
            <text:p text:style-name="P11"><text:span text:style-name="T4">Shall Jesus Christ be praised!</text:span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><text:s text:c="7"/></text:span><text:span text:style-name="T8"><text:s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Segoe UI2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80000028D257B9C4997F2BB3B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1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5T14:47:05.989000000</meta:creation-date>
    <dc:date>2019-04-25T10:33:35.850000000</dc:date>
    <meta:editing-duration>PT30M28S</meta:editing-duration>
    <meta:editing-cycles>10</meta:editing-cycles>
    <meta:generator>LibreOffice/6.1.5.2$Windows_X86_64 LibreOffice_project/90f8dcf33c87b3705e78202e3df5142b201bd805</meta:generator>
    <meta:document-statistic meta:object-count="207"/>
  </office:meta>
</office:document-meta>
</file>